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f6d2a" officeooo:paragraph-rsid="000f6d2a" style:font-weight-asian="bold" style:font-weight-complex="bold"/>
    </style:style>
    <style:style style:name="P3" style:family="paragraph" style:parent-style-name="Standard">
      <style:text-properties fo:font-weight="bold" officeooo:rsid="001118fc" officeooo:paragraph-rsid="001118fc" style:font-weight-asian="bold" style:font-weight-complex="bold"/>
    </style:style>
    <style:style style:name="P4" style:family="paragraph" style:parent-style-name="Standard">
      <style:text-properties fo:font-weight="bold" officeooo:rsid="0012d744" officeooo:paragraph-rsid="0012d744" style:font-weight-asian="bold" style:font-weight-complex="bold"/>
    </style:style>
    <style:style style:name="P5" style:family="paragraph" style:parent-style-name="Standard">
      <style:text-properties fo:font-weight="normal" officeooo:rsid="001118fc" officeooo:paragraph-rsid="001118fc" style:font-weight-asian="normal" style:font-weight-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officeooo:rsid="0012d744" officeooo:paragraph-rsid="0012d744" style:font-weight-asian="normal" style:font-weight-complex="normal"/>
    </style:style>
    <style:style style:name="P8" style:family="paragraph" style:parent-style-name="Standard" style:list-style-name="L1"/>
    <style:style style:name="P9" style:family="paragraph" style:parent-style-name="Standard">
      <style:text-properties fo:font-weight="bold" style:font-weight-asian="bold" style:font-weight-complex="bold"/>
    </style:style>
    <style:style style:name="P10" style:family="paragraph" style:parent-style-name="Standard" style:list-style-name="L2">
      <style:text-properties officeooo:paragraph-rsid="001118fc"/>
    </style:style>
    <style:style style:name="P11" style:family="paragraph" style:parent-style-name="Standard">
      <style:text-properties fo:font-weight="normal" officeooo:rsid="0012d744" officeooo:paragraph-rsid="0012d744" style:font-weight-asian="normal" style:font-weight-complex="normal"/>
    </style:style>
    <style:style style:name="P12" style:family="paragraph" style:parent-style-name="Standard">
      <style:paragraph-properties style:line-height-at-least="0.503cm"/>
      <style:text-properties fo:color="#d4d4d4" loext:opacity="100%" style:font-name="Droid Sans Mono" fo:font-size="10.5pt" fo:font-weight="normal" fo:background-color="#1e1e1e"/>
    </style:style>
    <style:style style:name="P13" style:family="paragraph" style:parent-style-name="Standard">
      <style:paragraph-properties style:line-height-at-least="0.503cm"/>
      <style:text-properties fo:color="#6a9955" loext:opacity="100%" style:font-name="Droid Sans Mono" fo:font-size="10.5pt" fo:font-weight="normal" fo:background-color="#1e1e1e"/>
    </style:style>
    <style:style style:name="T1" style:family="text">
      <style:text-properties fo:font-weight="bold" style:font-weight-asian="bold" style:font-weight-complex="bold"/>
    </style:style>
    <style:style style:name="T2" style:family="text">
      <style:text-properties fo:color="#569cd6" loext:opacity="100%"/>
    </style:style>
    <style:style style:name="T3" style:family="text">
      <style:text-properties fo:color="#b5cea8" loext:opacity="100%"/>
    </style:style>
    <style:style style:name="T4" style:family="text">
      <style:text-properties officeooo:rsid="001349a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LETE CASCADE</text:p>
      <text:p text:style-name="Standard"/>
      <text:list xml:id="list95500756" text:style-name="L1">
        <text:list-item>
          <text:p text:style-name="P8">When you define a DELETE CASCADE action, it means that when a record in the parent table is deleted, all related records in the child table will also be automatically deleted.</text:p>
        </text:list-item>
        <text:list-item>
          <text:p text:style-name="P8">This is useful when you want to maintain referential integrity, ensuring that no orphaned records are left in the child table when their corresponding records are deleted in the parent table.</text:p>
        </text:list-item>
      </text:list>
      <text:p text:style-name="Standard"/>
      <text:p text:style-name="P1">UPDATE CASCADE</text:p>
      <text:list xml:id="list458830980" text:style-name="L2">
        <text:list-item>
          <text:p text:style-name="P10">The UPDATE CASCADE command specifies that when a row is updated in a parent table, all of the rows in the child tables that reference that row should also be updated. </text:p>
        </text:list-item>
        <text:list-item>
          <text:p text:style-name="P10">This can be useful for ensuring that all of the data related to a particular entity is consistent.</text:p>
        </text:list-item>
      </text:list>
      <text:p text:style-name="Standard"/>
      <text:p text:style-name="P2">Example</text:p>
      <text:p text:style-name="Standard">CREATE TABLE customers (</text:p>
      <text:p text:style-name="Standard"><text:s text:c="2"/>id INT NOT NULL AUTO_INCREMENT,</text:p>
      <text:p text:style-name="Standard"><text:s text:c="2"/>name VARCHAR(255) NOT NULL,</text:p>
      <text:p text:style-name="Standard"><text:s text:c="2"/>PRIMARY KEY (id)</text:p>
      <text:p text:style-name="Standard">);</text:p>
      <text:p text:style-name="Standard"/>
      <text:p text:style-name="Standard">CREATE TABLE orders (</text:p>
      <text:p text:style-name="Standard"><text:s text:c="2"/>id INT NOT NULL AUTO_INCREMENT,</text:p>
      <text:p text:style-name="Standard"><text:s text:c="2"/>customer_id INT NOT NULL,</text:p>
      <text:p text:style-name="Standard"><text:s text:c="2"/>order_date DATETIME NOT NULL,</text:p>
      <text:p text:style-name="Standard"><text:s text:c="2"/>PRIMARY KEY (id),</text:p>
      <text:p text:style-name="Standard"><text:s text:c="2"/>FOREIGN KEY (customer_id) REFERENCES customers(id) ON DELETE CASCADE ON UPDATE CASCADE</text:p>
      <text:p text:style-name="Standard">);</text:p>
      <text:p text:style-name="Standard"/>
      <text:p text:style-name="P3">GRANT and REVOKE</text:p>
      <text:p text:style-name="P3"/>
      <text:p text:style-name="P5">The <text:span text:style-name="T1">GRANT</text:span> command is used to grant permissions to users on database objects, such as tables, views, and procedures. Permissions can be granted to individual users or to groups of users.</text:p>
      <text:p text:style-name="P5"/>
      <text:p text:style-name="P5">The <text:span text:style-name="T1">REVOKE</text:span> command is used to revoke permissions from users on database objects. Permissions can be revoked from individual users or from groups of users.</text:p>
      <text:p text:style-name="P5"/>
      <text:p text:style-name="P4">Exmaples</text:p>
      <text:p text:style-name="P7">-- created a new user </text:p>
      <text:p text:style-name="P7">CREATE USER 'user1'@'localhost' IDENTIFIED BY 'user1';</text:p>
      <text:p text:style-name="P4">-- GRANT</text:p>
      <text:p text:style-name="P7">GRANT SELECT ON shop.customers TO 'user1'@'localhost';</text:p>
      <text:p text:style-name="P7">-- Login to from user1</text:p>
      <text:p text:style-name="P7">$ sudo mysql -u user1 -p <text:s/></text:p>
      <text:p text:style-name="P7">--move to database 'shop'</text:p>
      <text:p text:style-name="P7">SELECT * FROM customers; -- No error messages</text:p>
      <text:p text:style-name="P7">DELETE FROM customers WHERE id=1; -- DELETE command denied to user 'user1'@'localhost' for table 'customers'</text:p>
      <text:p text:style-name="P7"/>
      <text:p text:style-name="P7">-- <text:span text:style-name="T1">REVOKE</text:span></text:p>
      <text:p text:style-name="P7">REVOKE SELECT ON shop.customers FROM 'user1'@'localhost';</text:p>
      <text:p text:style-name="P7"/>
      <text:p text:style-name="P7"><text:soft-page-break/>SELECT employee_id, salary FROM employees;</text:p>
      <text:p text:style-name="P7">-- <text:span text:style-name="T4">start </text:span>transaction</text:p>
      <text:p text:style-name="P7">BEGIN;</text:p>
      <text:p text:style-name="P7">UPDATE employees</text:p>
      <text:p text:style-name="P7">SET salary = 78000 WHERE employee_id = 33391; </text:p>
      <text:p text:style-name="P7">COMMIT;</text:p>
      <text:p text:style-name="P7">SELECT employee_id, first_name, salary FROM employees WHERE employee_id = 33391;</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5T09:45:22.119656697</meta:creation-date>
    <dc:date>2023-10-19T18:10:34.604047622</dc:date>
    <meta:editing-duration>PT8H6M47S</meta:editing-duration>
    <meta:editing-cycles>2</meta:editing-cycles>
    <meta:generator>LibreOffice/7.3.7.2$Linux_X86_64 LibreOffice_project/30$Build-2</meta:generator>
    <meta:document-statistic meta:table-count="0" meta:image-count="0" meta:object-count="0" meta:page-count="2" meta:paragraph-count="41" meta:word-count="325" meta:character-count="2007" meta:non-whitespace-character-count="1707"/>
  </office:meta>
</office:document-meta>
</file>